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415" officeooo:paragraph-rsid="0001a415"/>
    </style:style>
    <style:style style:name="P2" style:family="paragraph" style:parent-style-name="Standard">
      <style:text-properties officeooo:rsid="0001b03c" officeooo:paragraph-rsid="0001b0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se notes on lessons learned are for myself to keep track of do’s and don’ts I learned while doing the sub-projects in this larger project.</text:p>
      <text:p text:style-name="P1"/>
      <text:p text:style-name="P1">This isn’t going to list all the new things I learned, like “I learned how to code a I2C master in VHDL!” <text:s/>or the like. </text:p>
      <text:p text:style-name="P1">It’s meant more for the likes of “I should have a unified way of naming signals, especially if they go cross instance” or “Don’t abbreviate signal names so much you no can longer understand what they are supposed to be.”</text:p>
      <text:p text:style-name="P1"/>
      <text:p text:style-name="P2">I decided to start keeping these notes while designing the Main drone PCB, Notes on sub-projects I did earlier might be added, from memor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2-14T14:00:48.374000000</dc:date>
    <meta:editing-duration>PT1M56S</meta:editing-duration>
    <meta:editing-cycles>1</meta:editing-cycles>
    <meta:document-statistic meta:table-count="0" meta:image-count="0" meta:object-count="0" meta:page-count="1" meta:paragraph-count="4" meta:word-count="114" meta:character-count="620" meta:non-whitespace-character-count="508"/>
  </office:meta>
</office:document-meta>
</file>